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ank you!</text:h>
      <text:p text:style-name="First_20_line_20_indent">A revolutionary grassroots organizer knows in hir political bones that unity is essential to winning demands — bread-and-butter or life-and-death. Effective political thought and action is by its very nature social, a product of the labor of many. Respect for the power of collective work keeps activists "right sized."</text:p>
      <text:p text:style-name="First_20_line_20_indent">As the communist worker who volunteered to research these articles, document the facts and write them up, I had a lot of help.</text:p>
      <text:p text:style-name="First_20_line_20_indent">First and foremost, this book would not have been possible without the political leadership of Teresa Gutierrez — co-founder of the National Committee to Free the Cuban Five and founder of the New York Committee to Free the Cuban Five.</text:p>
      <text:p text:style-name="First_20_line_20_indent">Lal Roohk brought this text to visual bloom. Soon, with more help, these articles will also be recorded as audio podcasts at www.workers.org.</text:p>
      <text:p text:style-name="First_20_line_20_indent">Lavender &amp; Red editors LeiLani Dowell and Deirdre Griswold paid meticulous political attention to this series of articles. Rebeca Toledo, Shelley Ettinger and Bob McCubbin — all long-time members of Workers World Party's Lesbian/Gay/Bi/Trans Caucus — contributed their acumen as political readers. Bob McCubbin and Minnie Bruce Pratt carefully copyedited. Monica Moorehead, Naomi Cohen, Fred Goldstein, Gary Wilson, Lal Roohk and John Catalinotto added insight to particular articles in this compilation. My appreciation to Sara Flounders for organizational support from start to finish, and to Kathy Durkin for her fund-raising labor. Thanks to Janet Mayes for creating the index.</text:p>
      <text:p text:style-name="First_20_line_20_indent">I thank those who sustained this series with facts and feedback, political discussion and organization, including: Sharon Ayling, Sara Catalinotto, Sue Davis, Julius Dykes, Sharon Eolis, Marsha Goldberg, Sue Harris, Imani Henry, Beverly Heistand, Berta Joubert-Ceci, Larry Holmes, Michael Kramer, Cheryl LaBash, Dustin Langley, Marge Maloney, Milt Neidenberg, Rosemary Neidenberg, Frank Neisser, Andre Powell, Arturo J. Pérez Saad, Gerry Scoppettuolo and Maggie Vascassenno.</text:p>
      <text:p text:style-name="First_20_line_20_indent">I acknowledge the volunteer labor of all those who work together to produce a revolutionary newspaper, which has published for close to half a century in the U.S., including: late-night proofreaders, and those who study the postal regulations, address and mail the papers, post the current issue on the web, and drop off bundles at coffee shops and delis.</text:p>
      <text:p text:style-name="First_20_line_20_indent">A special thanks to <text:span text:style-name="T1">Workers World</text:span> newspaper readers who sent questions and eloquent messages about the impact of the Lavender &amp; Red series on their political outlook.</text:p>
      <text:p text:style-name="First_20_line_20_indent">I owe a historical debt of gratitude to Sam Marcy, founder of Workers World Party in 1959, and party leader Dorothy “Dotty” Ballan.</text:p>
      <text:p text:style-name="First_20_line_20_indent">As a Marxist who analyzed and wrote in the heat of the struggle, Marcy made a historic contribution by building a revolutionary communist organization that understands the need to fight anti-gay and anti-trans oppression.</text:p>
      <text:p text:style-name="First_20_line_20_indent">Dorothy Ballan shaped generations of communist understanding that the fight against women's and sexual oppression is an important front in revolutionary struggle. Ballan broke the system of repressive labor grades for women workers at Westinghouse in Cheektowaga, in upstate New York. As a result, she became the first woman to operate a punch press in the entire history of the U.S. electrical industry.</text:p>
      <text:p text:style-name="First_20_line_20_indent">Lavender &amp; Red series segments 78-85 at www.workers.org look more closely at how Marcy and Ballan helped develop discussion and education inside Workers World Party.</text:p>
      <text:p text:style-name="First_20_line_20_indent">Taken together, all those I've named — and many others to whom I still owe a hand shake — are from many nationalities, who speak different mother tongues; some born in countries around the globe; some born in the U.S. Their ages represent a span of more than half a century. They represent spectra of sexualities, gender expressions and sexes.</text:p>
      <text:p text:style-name="First_20_line_20_indent">This wide-angle snapshot of those who worked together to bring this book to your hands already tells you a lot about Workers World Party.</text:p>
      <text:p text:style-name="First_20_line_20_indent">Warm thanks to Barbara Smith — long-time, respected Black lesbian activist and historian — for contributing the powerful cover photo, which she took at a May Day communist celebration in Havana in 1995. Thank you also to each of the photographers who donated their images to this book, including G. Dunkel, Margaret “Peggy” Gilpin, Liz Green, Teresa Gutierrez, Walter Lippmann, Sonja de Vries and Roberto J. Mercado; and to Yamila Azize-Vargas for contributing from her own personal collection a key historical photograph of Luisa Capetillo.</text:p>
      <text:p text:style-name="First_20_line_20_indent">Last, but not at all least, deep gratitude to those who contributed their labor in another form — donations from their weekly wages and fixed incomes and savings — to print and collate and bind and distribute this book as a weapon of fact wielded against mega-monopoly media propaganda. They are:</text:p>
      <text:p text:style-name="First_20_line_20_indent"><text:span text:style-name="T1">Supporters</text:span>: Susan Elizabeth Davis, in loving memory of Bill Haislip and Marshall Yates; Lal Roohk; Gary Schaefer; Charles Twist; Gary Wilson.</text:p>
      <text:p text:style-name="First_20_line_20_indent"><text:span text:style-name="T1">Donors</text:span>: Gray Anderson; Mike Eilenfeldt; Sara Flounders; Mike Gimbel; Deirdre Griswold, in memory of comrade Henri Nereaux; Andre Powell, in memory of William Mena and companero Raoul; Minnie Bruce Pratt; Bill Sacks, Katy Rosen, Emma Sacks, and Malcolm Sacks; Joe Yuskaitis.</text:p>
      <text:p text:style-name="First_20_line_20_indent"><text:span text:style-name="T1">Friends</text:span>: Sharon Ayling, in memory of Bill Haislip; Sharon Black; George Bollag; Lee Booth; Philip Booth; Lillian Carney; Joyce Chediac and Paul Wilcox, in memory of John Crofford; Meg Barden Cline; Naomi Cohen, Lila Goldstein, and Fred Goldstein, in memory of Rachel Nasca; Heather Cottin; Lawrence Daley; Dave Davis; Angel Dobrow; Bob Dobrow; Sharon Eolis, in loving memory of Dorothy Ballan; Irving Fierstein; Sherry Finkelman; Peter Fiorentino; F.I.S.T. (Fight Imperialism, Stand Together); Mike Gill; Marsha Goldberg and Caro Torrez; Martha Grevatt and Dian Killian; Larry Hales; Jesse Lokahi Heiwa; Imani Henry; Beverly Hiestand; International Action Center, San Diego; Nina Howes; Sue Kelly; Kathryn Kent; Larry Klein; Linden P. Martineau; Janet Mayes, in memory of Ellen Andors; Bob McAllister; Bob McCubbin, in memory of Ronnie Burk; Jeanette Merrill, in memory of Ed Merrill; Rosario Morales and Dick Levins, in memory of Rachel Nasca; Jim Morgan; Anya Mukarji-Connolly; Reza Namdar; Lyn Neeley; Milt Neidenberg; Rosemary Neidenberg; Frank Neisser, in loving memory of Richard Newkirk; Susan Rotgard; Gloria Rubac, Houston Workers World and Houston Cuba Solidarity Committee; Ariel Ruiz; Brenda Sandburg; Susan Schnur and Sharon Danann; Gerry Scoppettuolo; Carrie Singleton, in memory of Louise Merrill; Deirdre Sinnott; Harry Staley; Helen Staley; Allen Strasburger; Jim Wallace; Benjamin Weaver; Martha Weisman and Bill Hagel; Women’s Fightback Network/Boston, in loving memory of Rachel Nasca.</text:p>
      <text:p text:style-name="First_20_line_20_indent">And Workers World branches from Atlanta, in memory of Jim Harlow; Baltimore; Boston; Buffalo; Chicago; Cleveland; Denver; Detroit; Houston; Los Angeles; Philadelphia, in memory of comrade William Mena; San Diego; San Francisco, in memory of Louise Merrill; and Washington, D.C.</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ank you!</dc:title>
    <dc:date>2023-04-18T14:06:43.643527367</dc:date>
    <dc:creator>Daniel Garcia</dc:creator>
    <meta:editing-duration>P0D</meta:editing-duration>
    <meta:editing-cycles>1</meta:editing-cycles>
    <meta:document-statistic meta:table-count="0" meta:image-count="0" meta:object-count="0" meta:paragraph-count="21" meta:word-count="1060" meta:character-count="6941" meta:non-whitespace-character-count="5892"/>
    <meta:generator>LibreOffice/7.5.1.2$Linux_X86_64 LibreOffice_project/50$Build-2</meta:generator>
    <meta:template xlink:type="simple" xlink:actuate="onRequest" xlink:title="" xlink:href="../cubabook.odm" meta:date="2023-04-18T14:08:43.635714652"/>
  </office:meta>
</office:document-meta>
</file>